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762cm" svg:height="0.762cm" svg:x="21.526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0.764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0.002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9.24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8.478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7.716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6.954cm" svg:y="0.12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0.762cm" svg:x="16.192cm" svg:y="0.123cm">
            <text:p text:style-name="P1">D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5.43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4.668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3.906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3.144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2.382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1.62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0.858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0.096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9.334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8.572cm" svg:y="0.12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0.762cm" svg:x="7.81cm" svg:y="0.123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7.048cm" svg:y="0.1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6.286cm" svg:y="0.1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5.524cm" svg:y="0.1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4.762cm" svg:y="0.1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4cm" svg:y="0.1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3.238cm" svg:y="0.1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2.476cm" svg:y="0.1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1.714cm" svg:y="0.1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0.952cm" svg:y="0.1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0.19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2.288cm" svg:y="0.1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3.05cm" svg:y="0.1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3.812cm" svg:y="0.13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765cm" fo:page-height="1.0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6-08-30T21:30:23</meta:creation-date>
    <dc:date>2016-08-30T21:33:29</dc:date>
    <meta:editing-duration>PT00H01M41S</meta:editing-duration>
    <meta:editing-cycles>1</meta:editing-cycles>
    <meta:generator>NeoOffice/3.2015.8_Classic_Edition$Unix OpenOffice.org_project/Patch 1</meta:generator>
    <meta:document-statistic meta:object-count="33"/>
  </office:meta>
</office:document-meta>
</file>